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PathMapper.getCommandName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PathMapper.getCatalog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thMapper.setCatalogKey( String catalog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PathMapper.getCatalog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